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</style:style>
  </office:automatic-styles>
  <office:body>
    <office:text>
      <text:h text:style-name="Heading_20_1" text:outline-level="1">Ranjhith Kumar Kalisamy</text:h>
      <text:p text:style-name="First_20_paragraph">kumarranjhithgmailcom<text:line-break/>Strip kumarranjhith &amp; reverse as ranjhithkumar.<text:line-break/>Add a . between [h, k] &amp; [l, c] pairs &amp; an @ between [r, g] pair.<text:line-break/><text:a xlink:type="simple" xlink:href="http://www.ranjhith.com" office:name=""><text:span text:style-name="Definition">http://www.ranjhith.com</text:span></text:a></text:p>
      <text:h text:style-name="Heading_20_2" text:outline-level="2">Objective</text:h>
      <text:p text:style-name="First_20_paragraph">Seeking an ambitious position in Mobile platforms with emphasis on Graphics domain where my skills &amp; experience will add value to operations.</text:p>
      <text:h text:style-name="Heading_20_2" text:outline-level="2">Brief Profile</text:h>
      <text:p text:style-name="First_20_paragraph">About 10 years of extensive experience in Embedded, Mobile &amp; Hand-held Systems, specially in the areas of Graphics &amp; Multimedia.</text:p>
      <text:p text:style-name="Text_20_body">Has thorough knowledge of EGL 1.4, OpenGL ES 1.x/2.0 &amp; OpenVG 1.1 Graphics standards.</text:p>
      <text:p text:style-name="Text_20_body">Has understanding &amp; working experience in Graphics middleware &amp; Adreno GPU drivers in Android &amp; BREW/BMP.</text:p>
      <text:p text:style-name="Text_20_body">Worked in VxWorks for Text to Speech Systems using USB speakers.</text:p>
      <text:p text:style-name="Text_20_body">Knowledgeable in MPEG2 Systems layer &amp; DirectFB Standards.</text:p>
      <text:p text:style-name="Text_20_body">Undertaken &amp; successfully completed varied tasks such as GPU bring-up, Driver development, Application development, Integration of 3rd party software into frameworks &amp; Customer support.</text:p>
      <text:p text:style-name="Text_20_body">Have lead a team of 6 engineers to commercialize Adreno Graphics drivers on three different Mobile SoCs.</text:p>
      <text:h text:style-name="Heading_20_2" text:outline-level="2">Employers</text:h>
      <text:p text:style-name="First_20_paragraph"><text:span text:style-name="T1">Qualcomm</text:span><text:span text:style-name="T2"> </text:span><text:span text:style-name="T3">CDMA</text:span><text:span text:style-name="T4"> </text:span><text:span text:style-name="T5">Technologies</text:span>, Hyderabad, India<text:line-break/>From April 2006 to till date.</text:p>
      <text:p text:style-name="Text_20_body"><text:span text:style-name="T6">Toshiba</text:span><text:span text:style-name="T7"> </text:span><text:span text:style-name="T8">Embedded</text:span><text:span text:style-name="T9"> </text:span><text:span text:style-name="T10">Software</text:span> (<text:span text:style-name="T11">formerly</text:span><text:span text:style-name="T12"> </text:span><text:span text:style-name="T13">SoCrates</text:span><text:span text:style-name="T14"> </text:span><text:span text:style-name="T15">Software</text:span>), Bangalore, India<text:line-break/>From August 2002 to April 2006.</text:p>
      <text:h text:style-name="Heading_20_2" text:outline-level="2">Skills</text:h>
      <text:p text:style-name="First_20_paragraph"><text:span text:style-name="T16">Languages</text:span>: C, C++, JAVA, Assembly Languages of MIPS &amp; ARM</text:p>
      <text:p text:style-name="Text_20_body"><text:span text:style-name="T17">Scripting</text:span><text:span text:style-name="T18"> </text:span><text:span text:style-name="T19">Languages</text:span>: Python, Batch files, Shell, Matlab</text:p>
      <text:p text:style-name="Text_20_body"><text:span text:style-name="T20">Technologies</text:span>: SVG Tiny, OpenVG 1.0, EGL 1.4, OpenGL ES 1.x, OpenGL ES 2.0, SurfaceFlinger, Gralloc, MPEG2 Systems layer, DirectFB</text:p>
      <text:p text:style-name="Text_20_body"><text:span text:style-name="T21">RTOS</text:span>: VxWorks, REX</text:p>
      <text:p text:style-name="Text_20_body"><text:span text:style-name="T22">OS</text:span><text:span text:style-name="T23"> </text:span><text:span text:style-name="T24">Platforms</text:span>: Linux, Android, Windows Mobile 6.5, BREW Mobile Platform</text:p>
      <text:p text:style-name="Text_20_body"><text:span text:style-name="T25">Tools</text:span>: Debugger for MIPS, Toshiba MPI ToolChain, Visual Studio 6.0, Platform Builder, Trace32 Debugger for ARM, GIT, Gerrit, Repo, Perforce, CVS, Eclipse, Android SDK, Android NDK, OProfile, GNUPlot, GDB, Valgrind, Vim</text:p>
      <text:h text:style-name="Heading_20_2" text:outline-level="2">Education</text:h>
      <text:p text:style-name="First_20_paragraph"><text:span text:style-name="T26">Master</text:span><text:span text:style-name="T27"> </text:span><text:span text:style-name="T28">of</text:span><text:span text:style-name="T29"> </text:span><text:span text:style-name="T30">Science</text:span> in <text:span text:style-name="T31">Computer</text:span><text:span text:style-name="T32"> </text:span><text:span text:style-name="T33">Science</text:span>, <text:span text:style-name="T34">Illinois</text:span><text:span text:style-name="T35"> </text:span><text:span text:style-name="T36">Institute</text:span><text:span text:style-name="T37"> </text:span><text:span text:style-name="T38">of</text:span><text:span text:style-name="T39"> </text:span><text:span text:style-name="T40">Technology</text:span>, Chicago, USA.<text:line-break/>Graduated in May 2012.</text:p>
      <text:p text:style-name="Text_20_body"><text:span text:style-name="T41">Bachelor</text:span><text:span text:style-name="T42"> </text:span><text:span text:style-name="T43">of</text:span><text:span text:style-name="T44"> </text:span><text:span text:style-name="T45">Engineering</text:span> in <text:span text:style-name="T46">Electronics</text:span><text:span text:style-name="T47"> </text:span><text:span text:style-name="T48">&amp;</text:span><text:span text:style-name="T49"> </text:span><text:span text:style-name="T50">Communication</text:span>, <text:span text:style-name="T51">Coimbatore</text:span><text:span text:style-name="T52"> </text:span><text:span text:style-name="T53">Institute</text:span><text:span text:style-name="T54"> </text:span><text:span text:style-name="T55">of</text:span><text:span text:style-name="T56"> </text:span><text:span text:style-name="T57">Technology</text:span>, Coimbatore, India.<text:line-break/>Graduated in March 2002.</text:p>
      <text:h text:style-name="Heading_20_2" text:outline-level="2">Projects</text:h>
      <text:p text:style-name="First_20_paragraph"><text:span text:style-name="T58">(</text:span><text:span text:style-name="T59">snipped</text:span><text:span text:style-name="T60">)</text:span></text:p>
      <text:h text:style-name="Heading_20_3" text:outline-level="3">mRTOS (Mini RTOS)</text:h>
      <text:p text:style-name="First_20_paragraph"><text:span text:style-name="T61">Module</text:span>: Scheduler, Memory Manager, Timers, Semaphores<text:line-break/><text:span text:style-name="T62">Role</text:span>: Designer, Developer<text:line-break/><text:span text:style-name="T63">Team</text:span><text:span text:style-name="T64"> </text:span><text:span text:style-name="T65">Size</text:span>: 3<text:line-break/><text:span text:style-name="T66">Duration</text:span>: 1 month</text:p>
      <text:p text:style-name="Text_20_body"><text:span text:style-name="T67">Details</text:span>: mRTOS was done during my on-the-job training programme at Toshiba Embedded Software. mRTOS had all general features of a Real Time Operating System; viz: Scheduler, Memory Manager, Timers, Semaphores &amp; MailBoxes. A time critical application was also developed using the APIs of mRTOS.</text:p>
      <text:p text:style-name="Text_20_body"><text:span text:style-name="T68">Contributions</text:span>:</text:p>
      <text:list text:style-name="L1">
        <text:list-item>
          <text:p text:style-name="P1">Involved in the design of Scheduler &amp; the Task Context.</text:p>
        </text:list-item>
        <text:list-item>
          <text:p text:style-name="P1">Implemented Semaphores, Timers &amp; Memory Manager for mRTOS.</text:p>
        </text:list-item>
        <text:list-item>
          <text:p text:style-name="P1">Contributed towards mRTOS Feature list &amp; source code management.</text:p>
        </text:list-item>
      </text:list>
      <text:h text:style-name="Heading_20_2" text:outline-level="2">References</text:h>
      <text:p text:style-name="First_20_paragraph"><text:span text:style-name="T69">(</text:span><text:span text:style-name="T70">snipped</text:span><text:span text:style-name="T7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